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<text:tab/><text:tab/><text:tab/><text:tab/><text:tab/>Journal de Dev</text:p>
      <text:p text:style-name="Standard"/>
      <text:p text:style-name="Standard">Gambey</text:p>
      <text:p text:style-name="Standard">Noa</text:p>
      <text:p text:style-name="Standard"/>
      <text:p text:style-name="Standard"/>
      <text:p text:style-name="Standard">06/03/2023 :</text:p>
      <text:p text:style-name="Standard"><text:tab/>Aujourd’hui link d’API et mise en place de fonction de Parse</text:p>
      <text:p text:style-name="Standard"><text:tab/>Mise en Place de la structure</text:p>
      <text:p text:style-name="Standard"/>
      <text:p text:style-name="Standard">07/03/2023 :</text:p>
      <text:p text:style-name="Standard"><text:tab/>Mise en place du site (décoration principale), création du style global des cards</text:p>
      <text:p text:style-name="Standard"><text:tab/>Pétage de plombs sur l’affichage a cause d’un Json mal fichus</text:p>
      <text:p text:style-name="Standard"><text:tab/></text:p>
      <text:p text:style-name="Standard">12/03/2023 :</text:p>
      <text:p text:style-name="Standard"><text:tab/>Changement de la structure pour facilité les accès<text:s/></text:p>
      <text:p text:style-name="Standard"><text:tab/>Avancement sur le système de tri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Noa Gambey</dc:creator>
    <meta:creation-date>2023-03-06T15:20:00Z</meta:creation-date>
    <dc:date>2023-03-12T17:51:00Z</dc:date>
    <meta:template xlink:href="Normal.dotm" xlink:type="simple"/>
    <meta:editing-cycles>5</meta:editing-cycles>
    <meta:editing-duration>PT7440S</meta:editing-duration>
    <meta:document-statistic meta:page-count="1" meta:paragraph-count="1" meta:word-count="61" meta:character-count="401" meta:row-count="2" meta:non-whitespace-character-count="341"/>
  </office:meta>
</office:document-meta>
</file>